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end="Arrow" draw:marker-end-width="0.3cm" draw:stroke-linejoin="round" svg:stroke-linecap="butt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_20__28_var_29_" draw:stroke-linejoin="round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6.3cm" svg:height="1.8cm" svg:x="6.847cm" svg:y="2.9cm">
          <text:p text:style-name="P1">PRESS ENTER</text:p>
        </draw:rect>
        <draw:rect draw:style-name="gr1" draw:text-style-name="P1" xml:id="id2" draw:id="id2" draw:layer="layout" svg:width="6.3cm" svg:height="1.826cm" svg:x="6.853cm" svg:y="6.174cm">
          <text:p text:style-name="P1">MAIN MENU</text:p>
        </draw:rect>
        <draw:rect draw:style-name="gr1" draw:text-style-name="P1" xml:id="id3" draw:id="id3" draw:layer="layout" svg:width="6.3cm" svg:height="1.8cm" svg:x="1.5cm" svg:y="10.2cm">
          <text:p text:style-name="P1">SELECTOR DE</text:p>
          <text:p text:style-name="P1">FOTO</text:p>
        </draw:rect>
        <draw:rect draw:style-name="gr1" draw:text-style-name="P1" xml:id="id4" draw:id="id4" draw:layer="layout" svg:width="6.3cm" svg:height="1.8cm" svg:x="6.853cm" svg:y="12.374cm">
          <text:p text:style-name="P1">SELECTOR DE </text:p>
          <text:p text:style-name="P1">IMÁGENES</text:p>
        </draw:rect>
        <draw:rect draw:style-name="gr1" draw:text-style-name="P1" xml:id="id5" draw:id="id5" draw:layer="layout" svg:width="6.3cm" svg:height="1.8cm" svg:x="12.7cm" svg:y="10.2cm">
          <text:p text:style-name="P1">OPCIONES</text:p>
        </draw:rect>
        <draw:connector draw:style-name="gr2" draw:text-style-name="P1" draw:layer="layout" svg:x1="9.997cm" svg:y1="4.7cm" svg:x2="10.003cm" svg:y2="6.174cm" draw:start-shape="id1" draw:start-glue-point="2" draw:end-shape="id2" draw:end-glue-point="0" svg:d="M9997 4700v737h6v737">
          <text:p/>
        </draw:connector>
        <draw:connector draw:style-name="gr3" draw:text-style-name="P1" draw:layer="layout" svg:x1="10.003cm" svg:y1="8cm" svg:x2="4.65cm" svg:y2="10.2cm" draw:start-shape="id2" draw:start-glue-point="2" draw:end-shape="id3" draw:end-glue-point="0" svg:d="M10003 8000v1100h-5353v1100">
          <text:p/>
        </draw:connector>
        <draw:connector draw:style-name="gr2" draw:text-style-name="P1" draw:layer="layout" svg:x1="10.003cm" svg:y1="8cm" svg:x2="10.003cm" svg:y2="12.374cm" draw:start-shape="id2" draw:start-glue-point="2" draw:end-shape="id4" draw:end-glue-point="0" svg:d="M10003 8000v4374">
          <text:p/>
        </draw:connector>
        <draw:connector draw:style-name="gr2" draw:text-style-name="P1" draw:layer="layout" svg:x1="10.003cm" svg:y1="8cm" svg:x2="15.85cm" svg:y2="10.2cm" draw:start-shape="id2" draw:start-glue-point="2" draw:end-shape="id5" draw:end-glue-point="0" svg:d="M10003 8000v1100h5847v1100">
          <text:p/>
        </draw:connector>
        <draw:rect draw:style-name="gr1" draw:text-style-name="P1" xml:id="id6" draw:id="id6" draw:layer="layout" svg:width="6.3cm" svg:height="1.8cm" svg:x="1.5cm" svg:y="14.7cm">
          <text:p text:style-name="P1">SELECTOR DE</text:p>
          <text:p text:style-name="P1">NIVEL</text:p>
        </draw:rect>
        <draw:connector draw:style-name="gr4" draw:text-style-name="P1" draw:layer="layout" svg:x1="4.65cm" svg:y1="12cm" svg:x2="4.65cm" svg:y2="14.7cm" draw:start-shape="id3" draw:start-glue-point="2" draw:end-shape="id6" svg:d="M4650 12000v2700">
          <text:p/>
        </draw:connector>
        <draw:rect draw:style-name="gr1" draw:text-style-name="P1" xml:id="id7" draw:id="id7" draw:layer="layout" svg:width="6.3cm" svg:height="1.8cm" svg:x="6.853cm" svg:y="17.374cm">
          <text:p text:style-name="P1">NIVEL</text:p>
        </draw:rect>
        <draw:connector draw:style-name="gr4" draw:text-style-name="P1" draw:layer="layout" svg:x1="4.65cm" svg:y1="16.5cm" svg:x2="6.853cm" svg:y2="18.274cm" draw:start-shape="id6" draw:start-glue-point="2" draw:end-shape="id7" draw:end-glue-point="3" svg:d="M4650 16500v1774h2203">
          <text:p/>
        </draw:connector>
        <draw:rect draw:style-name="gr5" draw:text-style-name="P1" xml:id="id8" draw:id="id8" draw:layer="layout" svg:width="6.3cm" svg:height="1.8cm" svg:x="12.8cm" svg:y="19.7cm">
          <text:p text:style-name="P1">OPCIONES</text:p>
        </draw:rect>
        <draw:connector draw:style-name="gr4" draw:text-style-name="P1" draw:layer="layout" svg:x1="13.153cm" svg:y1="18.274cm" svg:x2="15.95cm" svg:y2="19.7cm" draw:start-shape="id7" draw:start-glue-point="1" draw:end-shape="id8" svg:d="M13153 18274h2797v1426">
          <text:p/>
        </draw:connector>
        <draw:connector draw:style-name="gr6" draw:text-style-name="P1" draw:layer="layout" draw:line-skew="0.201cm" svg:x1="12.8cm" svg:y1="20.6cm" svg:x2="1.5cm" svg:y2="11.1cm" draw:start-shape="id8" draw:start-glue-point="3" draw:end-shape="id3" draw:end-glue-point="3" svg:d="M12800 20600h-11600v-9500h300">
          <text:p/>
        </draw:connector>
        <draw:connector draw:style-name="gr6" draw:text-style-name="P1" draw:layer="layout" draw:line-skew="0cm -0.401cm" svg:x1="15.95cm" svg:y1="21.5cm" svg:x2="9.997cm" svg:y2="2.9cm" draw:start-shape="id8" draw:start-glue-point="2" draw:end-shape="id1" draw:end-glue-point="0" svg:d="M15950 21500v501h3250v-19602h-9203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Villaverde Martín</meta:initial-creator>
    <meta:creation-date>2016-05-16T10:56:37.78</meta:creation-date>
    <dc:date>2016-05-16T11:26:43.75</dc:date>
    <dc:creator>Daniel Villaverde Martín</dc:creator>
    <meta:editing-duration>PT14M35S</meta:editing-duration>
    <meta:editing-cycles>4</meta:editing-cycles>
    <meta:generator>OpenOffice/4.1.2$Win32 OpenOffice.org_project/412m3$Build-9782</meta:generator>
    <meta:document-statistic meta:object-count="17"/>
  </office:meta>
</office:document-meta>
</file>